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text-properties fo:color="#000000"/>
    </style:style>
    <style:style style:name="P2" style:family="paragraph">
      <style:text-properties fo:color="#000000" fo:font-size="32pt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color="#000000" fo:font-size="54pt" style:font-size-asian="54pt" style:font-size-complex="54pt"/>
    </style:style>
    <style:style style:name="T3" style:family="text"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San Diego Audio Hackers</text:span>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2"><text:span text:style-name="T2">Spectrograms Explained</text:span></text:p>
            <text:p text:style-name="P2"><text:span text:style-name="T1">July 10, 2016</text:span></text:p>
            <text:p text:style-name="P2"><text:span text:style-name="T1">Nick Hil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Time domain signals</text:p>
              </text:list-item>
              <text:list-item>
                <text:p>Frequency domain</text:p>
              </text:list-item>
              <text:list-item>
                <text:p>Heisenberg uncertainty principle</text:p>
              </text:list-item>
              <text:list-item>
                <text:p>Spectrograms</text:p>
              </text:list-item>
              <text:list-item>
                <text:p>How to make spectro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Time domain signals</text:p>
              </text:list-item>
              <text:list-item>
                <text:p><text:span text:style-name="T3">Frequency domain</text:span></text:p>
              </text:list-item>
              <text:list-item>
                <text:p><text:span text:style-name="T3">Heisenberg uncertainty principle</text:span></text:p>
              </text:list-item>
              <text:list-item>
                <text:p><text:span text:style-name="T3">Spectrograms</text:span></text:p>
              </text:list-item>
              <text:list-item>
                <text:p><text:span text:style-name="T3">How to make 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Pairs of values</text:p>
                <text:list>
                  <text:list-item>
                    <text:p>{time, amplitud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808080" draw:gradient-step-count="1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808080" draw:gradient-step-count="1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Hilton</meta:initial-creator>
    <meta:creation-date>2016-06-29T19:46:40.051827476</meta:creation-date>
    <dc:date>2016-06-29T20:29:05.927142493</dc:date>
    <dc:creator>Nick Hilton</dc:creator>
    <meta:editing-duration>PT27M15S</meta:editing-duration>
    <meta:editing-cycles>1</meta:editing-cycles>
    <meta:document-statistic meta:object-count="37"/>
    <meta:generator>LibreOffice/4.2.8.2$Linux_X86_64 LibreOffice_project/420m0$Build-2</meta:generator>
  </office:meta>
</office:document-meta>
</file>